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958835"/>
    </style:style>
    <style:style style:name="P5" style:family="paragraph" style:parent-style-name="HT">
      <style:text-properties officeooo:rsid="0197eb78" officeooo:paragraph-rsid="0197eb78"/>
    </style:style>
    <style:style style:name="P6" style:family="paragraph" style:parent-style-name="HT_5f_Stumpf">
      <style:text-properties officeooo:rsid="0197eb78" officeooo:paragraph-rsid="0197eb78"/>
    </style:style>
    <style:style style:name="P7" style:family="paragraph" style:parent-style-name="HT_5f_Stumpf">
      <style:text-properties officeooo:rsid="0172575d"/>
    </style:style>
    <style:style style:name="T1" style:family="text">
      <style:text-properties officeooo:rsid="0192fccd"/>
    </style:style>
    <style:style style:name="T2" style:family="text">
      <style:text-properties officeooo:rsid="0193d9fd"/>
    </style:style>
    <style:style style:name="T3" style:family="text">
      <style:text-properties fo:font-style="italic" officeooo:rsid="0193d9fd" style:font-style-asian="italic" style:font-style-complex="italic"/>
    </style:style>
    <style:style style:name="T4" style:family="text">
      <style:text-properties officeooo:rsid="01958835"/>
    </style:style>
    <style:style style:name="T5" style:family="text">
      <style:text-properties officeooo:rsid="019730c4"/>
    </style:style>
    <style:style style:name="T6" style:family="text">
      <style:text-properties fo:font-style="italic" officeooo:rsid="01958835"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h text:style-name="Heading_20_3" text:outline-level="3"/>
      <text:p text:style-name="Text_20_body"/>
      <text:list text:continue-numbering="true" text:style-name="Outline">
        <text:list-item>
          <text:list>
            <text:list-item>
              <text:h text:style-name="Heading_20_2" text:outline-level="2"><text:span text:style-name="T1">Die </text:span>Gründung der KGPZ 1764 </text:h>
            </text:list-item>
          </text:list>
        </text:list-item>
      </text:list>
      <text:p text:style-name="P3"/>
      <text:p text:style-name="P4"><text:span text:style-name="T2">Die Gründung der </text:span><text:span text:style-name="T3">Königsbergschen Gelehrten und Politischen Zeitungen</text:span><text:span text:style-name="T2"> </text:span><text:span text:style-name="T4">(KGPZ) </text:span><text:span text:style-name="T2">im Frühjahr 1764 ist eng mit dem Buchladen und dem verlegerischen Wirken </text:span><text:span text:style-name="T4">von Johann Jakob Kanter verbunden. Das erste Stück der Zeitung</text:span><text:span text:style-name="T2"> </text:span><text:span text:style-name="T4">vom 3. Februar</text:span><text:span text:style-name="T2"> </text:span><text:span text:style-name="T4">erschien im Jahr nach dem Frieden von</text:span><text:span text:style-name="T2"> Hubertusburg und zwei Jahre nach dem Ende der russischen Besatzung </text:span><text:span text:style-name="T4">Königsbergs im Siebenjährigen Krieg. Kanter vermochte es in der folgenden Aufbruchsstimmung, eine Reihe junger </text:span><text:span text:style-name="T5">Schriftsteller</text:span><text:span text:style-name="T4"> für das Zeitungsprojekt zu gewinnen, das durch Rezensionen und Anzeigen von Neuerscheinungen seinem Buchgeschäft helfen sollte. Diese </text:span><text:span text:style-name="T5">Schriftsteller</text:span><text:span text:style-name="T4"> hatte</text:span><text:span text:style-name="T5">n</text:span><text:span text:style-name="T4"> teilweise zuvor bereits in der moralischen Wochenschrift </text:span><text:span text:style-name="T6">Daphne</text:span><text:span text:style-name="T4"> zusammengearbeitet, </text:span><text:span text:style-name="T5">so die beiden Redakteure des ersten Jahrgangs, Johann Georg Hamann und </text:span>Johann Friedrich Lauson. </text:p>
      <text:p text:style-name="P5">Zugleich politisch, Privileg etc.. Konkurrenz mit Hartung.</text:p>
      <text:p text:style-name="P5">Aufbau, Gelehrter Teil, politischer Teil, Anzeigen</text:p>
      <text:p text:style-name="P5">Beiträger 1764, Geschichte von Hamanns Redakteursposten, . Enden mit: Anzeichen des Niedergangs gleich zu Beginn</text:p>
      <text:p text:style-name="P3"/>
      <text:p text:style-name="P3"/>
      <text:p text:style-name="P3"/>
      <text:list text:continue-numbering="true" text:style-name="Outline">
        <text:list-item>
          <text:list>
            <text:list-item>
              <text:h text:style-name="Heading_20_2" text:outline-level="2"><text:span text:style-name="T1">Der Verlauf</text:span> der KGPZ bis zu Kanters Bankrott <text:span text:style-name="T1">– der</text:span> Verkauf und neue Eigentümer in den <text:span text:style-name="T1">17</text:span>80ern</text:h>
            </text:list-item>
          </text:list>
        </text:list-item>
      </text:list>
      <text:p text:style-name="HT_5f_Stumpf"/>
      <text:p text:style-name="P6">Erstaunlich ist es dann, dass die KGPZ sich so lange halten sollte. Das Versprechen, zentrales Organ des ›Königsberger Jahrhunderts‹ zu sein, konnten die KGPZ zwar nie einhalten, immer konnte sich das Blatt aber weitaus länger halten als die meisten, zumeist kurzlebigen Periodika der Zeit. Und Auch der Niedergang und Verkauf in den 1780ern lag nicht an den KGPZ, sondern am Niedergang von Kanters sonstigen <text:soft-page-break/>Geschäften (Papiermühle, Druckerei etc.) und seinem allgemein windigen Charakter.</text:p>
      <text:p text:style-name="P5">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er wendete sich dann auch bald ab und schrieb ab etc. gar nichts mehr (war auch unter seiner Würde, da mittlerweile berühmt). Hamann nahm sich immer wieder vor, für die KGPZ nichts mehr zu schreiben, tat es dann aber doch wieder, und bis in die frühen 80er; dazu aber mehr unten. Kant soll in den 70ern sowieso eher die Hartungsche Zeitung gelesen haben. Hippel etc.</text:p>
      <text:p text:style-name="P5">Wandel hin zu mehr gelehrten Beilagen, Nachdruck der Kalender 1770f.</text:p>
      <text:p text:style-name="P3"/>
      <text:list text:continue-numbering="true" text:style-name="Outline">
        <text:list-item>
          <text:list>
            <text:list-item>
              <text:h text:style-name="Heading_20_2" text:outline-level="2">Redakteure und Beiträger für die KGPZ</text:h>
            </text:list-item>
          </text:list>
        </text:list-item>
      </text:list>
      <text:p text:style-name="HT_5f_Stumpf"/>
      <text:list text:continue-numbering="true" text:style-name="Outline">
        <text:list-item>
          <text:list>
            <text:list-item>
              <text:h text:style-name="Heading_20_2" text:outline-level="2">Zur Überlieferung heute</text:h>
            </text:list-item>
          </text:list>
        </text:list-item>
      </text:list>
      <text:p text:style-name="HT_5f_Stumpf"/>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Standard" style:class="html" style:master-page-name="">
      <style:paragraph-properties fo:margin-left="0.54cm" fo:margin-right="0.54cm" fo:margin-top="0.101cm" fo:margin-bottom="0.101cm" style:contextual-spacing="false" fo:line-height="0.54cm" fo:text-indent="0cm" style:auto-text-indent="false" style:page-number="auto" style:shadow="none">
        <style:tab-stops>
          <style:tab-stop style:position="0.49cm"/>
          <style:tab-stop style:position="0.54cm"/>
        </style:tab-stops>
      </style:paragraph-properties>
      <style:text-properties fo:font-size="11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2</text:page-number><text:span text:style-name="MT2">/</text:span><text:span text:style-name="MT2"><text:page-count>2</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6T16:48:13.74</meta:creation-date>
    <meta:editing-duration>P17DT20H32M32S</meta:editing-duration>
    <meta:editing-cycles>147</meta:editing-cycles>
    <meta:generator>LibreOffice/25.2.7.2$Windows_X86_64 LibreOffice_project/5cbfd1ab6520636bb5f7b99185aa69bd7456825d</meta:generator>
    <dc:date>2026-01-29T14:41:08.595173200</dc:date>
    <meta:print-date>2025-12-10T20:26:28.926227700</meta:print-date>
    <meta:printed-by>PDF-Dateien</meta:printed-by>
    <meta:document-statistic meta:table-count="0" meta:image-count="0" meta:object-count="0" meta:page-count="2" meta:paragraph-count="13" meta:word-count="378" meta:character-count="2551" meta:non-whitespace-character-count="2183"/>
  </office:meta>
</office:document-meta>
</file>